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6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loext:graphic-properties draw:fill-color="#ffffff"/>
      <style:paragraph-properties fo:text-align="center"/>
      <style:text-properties fo:color="#ce181e"/>
    </style:style>
    <style:style style:name="P6" style:family="paragraph">
      <loext:graphic-properties draw:fill-color="#ffffff"/>
      <style:paragraph-properties fo:text-align="center"/>
      <style:text-properties fo:color="#000000"/>
    </style:style>
    <style:style style:name="P7" style:family="paragraph">
      <loext:graphic-properties draw:fill-color="#ffffff"/>
      <style:paragraph-properties fo:text-align="center"/>
      <style:text-properties fo:color="#ed1c24"/>
    </style:style>
    <style:style style:name="T1" style:family="text">
      <style:text-properties fo:color="#000000"/>
    </style:style>
    <style:style style:name="T2" style:family="text">
      <style:text-properties fo:color="#ce181e"/>
    </style:style>
    <style:style style:name="T3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1cm" svg:y1="2.1cm" svg:x2="5.6cm" svg:y2="3.5cm">
          <text:p/>
        </draw:line>
        <draw:custom-shape draw:style-name="gr2" draw:text-style-name="P3" draw:layer="layout" svg:width="1.1cm" svg:height="1.1cm" svg:x="4.801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01cm" svg:y="3.40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41cm" svg:y1="4.335cm" svg:x2="3.901cm" svg:y2="5.601cm">
          <text:p/>
        </draw:line>
        <draw:custom-shape draw:style-name="gr2" draw:text-style-name="P3" draw:layer="layout" svg:width="1.1cm" svg:height="1.1cm" svg:x="3.102cm" svg:y="5.5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41cm" svg:y1="5.601cm" svg:x2="5.759cm" svg:y2="4.313cm">
          <text:p/>
        </draw:line>
        <draw:custom-shape draw:style-name="gr2" draw:text-style-name="P3" draw:layer="layout" svg:width="1.1cm" svg:height="1.1cm" svg:x="6.403cm" svg:y="5.5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cm" svg:y="1.3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003cm" svg:y1="2.101cm" svg:x2="11.503cm" svg:y2="3.501cm">
          <text:p/>
        </draw:line>
        <draw:custom-shape draw:style-name="gr4" draw:text-style-name="P3" draw:layer="layout" svg:width="1.1cm" svg:height="1.1cm" svg:x="11.202cm" svg:y="3.402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11.202cm" svg:y="3.402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62cm" svg:y1="4.336cm" svg:x2="13.202cm" svg:y2="5.602cm">
          <text:p/>
        </draw:line>
        <draw:custom-shape draw:style-name="gr4" draw:text-style-name="P3" draw:layer="layout" svg:width="1.1cm" svg:height="1.1cm" svg:x="12.901cm" svg:y="5.503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63cm" svg:y1="6.437cm" svg:x2="14.903cm" svg:y2="7.703cm">
          <text:p/>
        </draw:line>
        <draw:custom-shape draw:style-name="gr4" draw:text-style-name="P3" draw:layer="layout" svg:width="1.1cm" svg:height="1.1cm" svg:x="14.602cm" svg:y="7.604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242cm" svg:y1="6.436cm" svg:x2="2.202cm" svg:y2="7.702cm">
          <text:p/>
        </draw:line>
        <draw:custom-shape draw:style-name="gr2" draw:text-style-name="P3" draw:layer="layout" svg:width="1.1cm" svg:height="1.1cm" svg:x="1.403cm" svg:y="7.6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065cm" svg:height="0.962cm" svg:x="8.335cm" svg:y="9.038cm">
          <draw:text-box>
            <text:p><text:span text:style-name="T1">а)</text:span></text:p>
          </draw:text-box>
        </draw:frame>
        <draw:line draw:style-name="gr1" draw:text-style-name="P1" draw:layer="layout" svg:x1="13.042cm" svg:y1="6.436cm" svg:x2="12.002cm" svg:y2="7.702cm">
          <text:p/>
        </draw:line>
        <draw:custom-shape draw:style-name="gr2" draw:text-style-name="P3" draw:layer="layout" svg:width="1.1cm" svg:height="1.1cm" svg:x="11.203cm" svg:y="7.6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198cm" svg:y1="2.096cm" svg:x2="20.698cm" svg:y2="3.496cm">
          <text:p/>
        </draw:line>
        <draw:custom-shape draw:style-name="gr2" draw:text-style-name="P3" draw:layer="layout" svg:width="1.1cm" svg:height="1.1cm" svg:x="19.899cm" svg:y="3.397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19.899cm" svg:y="3.397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039cm" svg:y1="4.331cm" svg:x2="18.999cm" svg:y2="5.597cm">
          <text:p/>
        </draw:line>
        <draw:custom-shape draw:style-name="gr2" draw:text-style-name="P3" draw:layer="layout" svg:width="1.1cm" svg:height="1.1cm" svg:x="18.2cm" svg:y="5.49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939cm" svg:y1="5.597cm" svg:x2="20.857cm" svg:y2="4.309cm">
          <text:p/>
        </draw:line>
        <draw:custom-shape draw:style-name="gr2" draw:text-style-name="P3" draw:layer="layout" svg:width="1.1cm" svg:height="1.1cm" svg:x="21.501cm" svg:y="5.49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23.098cm" svg:y="1.296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101cm" svg:y1="2.097cm" svg:x2="26.601cm" svg:y2="3.497cm">
          <text:p/>
        </draw:line>
        <draw:custom-shape draw:style-name="gr4" draw:text-style-name="P3" draw:layer="layout" svg:width="1.1cm" svg:height="1.1cm" svg:x="26.3cm" svg:y="3.398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26.3cm" svg:y="3.398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26cm" svg:y1="4.332cm" svg:x2="28.3cm" svg:y2="5.598cm">
          <text:p/>
        </draw:line>
        <draw:custom-shape draw:style-name="gr4" draw:text-style-name="P3" draw:layer="layout" svg:width="1.1cm" svg:height="1.1cm" svg:x="27.999cm" svg:y="5.499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8.961cm" svg:y1="6.433cm" svg:x2="30.001cm" svg:y2="7.699cm">
          <text:p/>
        </draw:line>
        <draw:custom-shape draw:style-name="gr4" draw:text-style-name="P3" draw:layer="layout" svg:width="1.1cm" svg:height="1.1cm" svg:x="29.7cm" svg:y="7.6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34cm" svg:y1="6.432cm" svg:x2="17.3cm" svg:y2="7.698cm">
          <text:p/>
        </draw:line>
        <draw:custom-shape draw:style-name="gr2" draw:text-style-name="P3" draw:layer="layout" svg:width="1.1cm" svg:height="1.1cm" svg:x="16.501cm" svg:y="7.59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8.14cm" svg:y1="6.432cm" svg:x2="27.1cm" svg:y2="7.698cm">
          <text:p/>
        </draw:line>
        <draw:custom-shape draw:style-name="gr2" draw:text-style-name="P3" draw:layer="layout" svg:width="1.1cm" svg:height="1.1cm" svg:x="26.301cm" svg:y="7.599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18.202cm" svg:y="5.5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242cm" svg:y1="7.702cm" svg:x2="19.16cm" svg:y2="6.414cm">
          <text:p/>
        </draw:line>
        <draw:custom-shape draw:style-name="gr7" draw:text-style-name="P5" draw:layer="layout" svg:width="1.1cm" svg:height="1.1cm" svg:x="19.804cm" svg:y="7.604cm">
          <text:p text:style-name="P2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078cm" svg:height="0.962cm" svg:x="23.236cm" svg:y="8.938cm">
          <draw:text-box>
            <text:p><text:span text:style-name="T1">б)</text:span></text:p>
          </draw:text-box>
        </draw:frame>
        <draw:line draw:style-name="gr1" draw:text-style-name="P1" draw:layer="layout" svg:x1="38.697cm" svg:y1="2.1cm" svg:x2="36.197cm" svg:y2="3.5cm">
          <text:p/>
        </draw:line>
        <draw:custom-shape draw:style-name="gr2" draw:text-style-name="P3" draw:layer="layout" svg:width="1.1cm" svg:height="1.1cm" svg:x="35.398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35.398cm" svg:y="3.40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5.538cm" svg:y1="4.335cm" svg:x2="34.498cm" svg:y2="5.601cm">
          <text:p/>
        </draw:line>
        <draw:custom-shape draw:style-name="gr2" draw:text-style-name="P3" draw:layer="layout" svg:width="1.1cm" svg:height="1.1cm" svg:x="33.699cm" svg:y="5.5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7.438cm" svg:y1="5.601cm" svg:x2="36.356cm" svg:y2="4.313cm">
          <text:p/>
        </draw:line>
        <draw:custom-shape draw:style-name="gr2" draw:text-style-name="P3" draw:layer="layout" svg:width="1.1cm" svg:height="1.1cm" svg:x="37cm" svg:y="5.5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38.597cm" svg:y="1.3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6cm" svg:y1="2.101cm" svg:x2="42.1cm" svg:y2="3.501cm">
          <text:p/>
        </draw:line>
        <draw:custom-shape draw:style-name="gr4" draw:text-style-name="P3" draw:layer="layout" svg:width="1.1cm" svg:height="1.1cm" svg:x="41.799cm" svg:y="3.402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41.799cm" svg:y="3.402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2.759cm" svg:y1="4.336cm" svg:x2="43.799cm" svg:y2="5.602cm">
          <text:p/>
        </draw:line>
        <draw:custom-shape draw:style-name="gr4" draw:text-style-name="P3" draw:layer="layout" svg:width="1.1cm" svg:height="1.1cm" svg:x="43.498cm" svg:y="5.503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4.46cm" svg:y1="6.437cm" svg:x2="45.5cm" svg:y2="7.703cm">
          <text:p/>
        </draw:line>
        <draw:custom-shape draw:style-name="gr4" draw:text-style-name="P3" draw:layer="layout" svg:width="1.1cm" svg:height="1.1cm" svg:x="45.199cm" svg:y="7.604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3.839cm" svg:y1="6.436cm" svg:x2="32.799cm" svg:y2="7.702cm">
          <text:p/>
        </draw:line>
        <draw:custom-shape draw:style-name="gr2" draw:text-style-name="P3" draw:layer="layout" svg:width="1.1cm" svg:height="1.1cm" svg:x="32cm" svg:y="7.6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639cm" svg:y1="6.436cm" svg:x2="42.599cm" svg:y2="7.702cm">
          <text:p/>
        </draw:line>
        <draw:custom-shape draw:style-name="gr2" draw:text-style-name="P3" draw:layer="layout" svg:width="1.1cm" svg:height="1.1cm" svg:x="41.8cm" svg:y="7.6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cm" svg:height="1.1cm" svg:x="33.701cm" svg:y="5.506cm">
          <text:p text:style-name="P2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5.741cm" svg:y1="7.706cm" svg:x2="34.659cm" svg:y2="6.418cm">
          <text:p/>
        </draw:line>
        <draw:custom-shape draw:style-name="gr7" draw:text-style-name="P5" draw:layer="layout" svg:width="1.1cm" svg:height="1.1cm" svg:x="35.303cm" svg:y="7.608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052cm" svg:height="0.962cm" svg:x="38.735cm" svg:y="8.942cm">
          <draw:text-box>
            <text:p><text:span text:style-name="T1">в)</text:span></text:p>
          </draw:text-box>
        </draw:frame>
        <draw:line draw:style-name="gr1" draw:text-style-name="P1" draw:layer="layout" svg:x1="8.397cm" svg:y1="11.3cm" svg:x2="5.897cm" svg:y2="12.7cm">
          <text:p/>
        </draw:line>
        <draw:custom-shape draw:style-name="gr2" draw:text-style-name="P3" draw:layer="layout" svg:width="1.1cm" svg:height="1.1cm" svg:x="5.098cm" svg:y="12.6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cm" svg:height="1.1cm" svg:x="5.098cm" svg:y="12.601cm">
          <text:p text:style-name="P2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238cm" svg:y1="13.535cm" svg:x2="4.198cm" svg:y2="14.801cm">
          <text:p/>
        </draw:line>
        <draw:custom-shape draw:style-name="gr2" draw:text-style-name="P3" draw:layer="layout" svg:width="1.1cm" svg:height="1.1cm" svg:x="3.399cm" svg:y="14.7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138cm" svg:y1="14.801cm" svg:x2="6.056cm" svg:y2="13.513cm">
          <text:p/>
        </draw:line>
        <draw:custom-shape draw:style-name="gr2" draw:text-style-name="P3" draw:layer="layout" svg:width="1.1cm" svg:height="1.1cm" svg:x="6.7cm" svg:y="14.7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.297cm" svg:y="10.5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cm" svg:y1="11.301cm" svg:x2="11.8cm" svg:y2="12.701cm">
          <text:p/>
        </draw:line>
        <draw:custom-shape draw:style-name="gr4" draw:text-style-name="P3" draw:layer="layout" svg:width="1.1cm" svg:height="1.1cm" svg:x="11.499cm" svg:y="12.602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11.499cm" svg:y="12.602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59cm" svg:y1="13.536cm" svg:x2="13.499cm" svg:y2="14.802cm">
          <text:p/>
        </draw:line>
        <draw:custom-shape draw:style-name="gr4" draw:text-style-name="P3" draw:layer="layout" svg:width="1.1cm" svg:height="1.1cm" svg:x="13.198cm" svg:y="14.703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16cm" svg:y1="15.637cm" svg:x2="15.2cm" svg:y2="16.903cm">
          <text:p/>
        </draw:line>
        <draw:custom-shape draw:style-name="gr4" draw:text-style-name="P3" draw:layer="layout" svg:width="1.1cm" svg:height="1.1cm" svg:x="14.899cm" svg:y="16.804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39cm" svg:y1="15.636cm" svg:x2="2.499cm" svg:y2="16.902cm">
          <text:p/>
        </draw:line>
        <draw:custom-shape draw:style-name="gr2" draw:text-style-name="P3" draw:layer="layout" svg:width="1.1cm" svg:height="1.1cm" svg:x="1.7cm" svg:y="16.8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39cm" svg:y1="15.636cm" svg:x2="12.299cm" svg:y2="16.902cm">
          <text:p/>
        </draw:line>
        <draw:custom-shape draw:style-name="gr2" draw:text-style-name="P3" draw:layer="layout" svg:width="1.1cm" svg:height="1.1cm" svg:x="11.5cm" svg:y="16.803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cm" svg:height="1.1cm" svg:x="3.401cm" svg:y="14.706cm">
          <text:p text:style-name="P2"><text:span text:style-name="T2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441cm" svg:y1="16.906cm" svg:x2="4.359cm" svg:y2="15.618cm">
          <text:p/>
        </draw:line>
        <draw:custom-shape draw:style-name="gr2" draw:text-style-name="P6" draw:layer="layout" svg:width="1.1cm" svg:height="1.1cm" svg:x="5.003cm" svg:y="16.808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0.947cm" svg:height="0.962cm" svg:x="8.435cm" svg:y="18.142cm">
          <draw:text-box>
            <text:p><text:span text:style-name="T1">г)</text:span></text:p>
          </draw:text-box>
        </draw:frame>
        <draw:line draw:style-name="gr1" draw:text-style-name="P1" draw:layer="layout" svg:x1="23.498cm" svg:y1="11.3cm" svg:x2="20.998cm" svg:y2="12.7cm">
          <text:p/>
        </draw:line>
        <draw:custom-shape draw:style-name="gr2" draw:text-style-name="P3" draw:layer="layout" svg:width="1.1cm" svg:height="1.1cm" svg:x="20.199cm" svg:y="12.6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.1cm" svg:height="1.1cm" svg:x="20.199cm" svg:y="12.601cm">
          <text:p text:style-name="P2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339cm" svg:y1="13.535cm" svg:x2="19.299cm" svg:y2="14.801cm">
          <text:p/>
        </draw:line>
        <draw:custom-shape draw:style-name="gr2" draw:text-style-name="P3" draw:layer="layout" svg:width="1.1cm" svg:height="1.1cm" svg:x="18.5cm" svg:y="14.7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239cm" svg:y1="14.801cm" svg:x2="21.157cm" svg:y2="13.513cm">
          <text:p/>
        </draw:line>
        <draw:custom-shape draw:style-name="gr2" draw:text-style-name="P3" draw:layer="layout" svg:width="1.1cm" svg:height="1.1cm" svg:x="21.801cm" svg:y="14.7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1cm" svg:height="1.1cm" svg:x="23.398cm" svg:y="10.5cm">
          <text:p text:style-name="P2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401cm" svg:y1="11.301cm" svg:x2="26.901cm" svg:y2="12.701cm">
          <text:p/>
        </draw:line>
        <draw:custom-shape draw:style-name="gr4" draw:text-style-name="P3" draw:layer="layout" svg:width="1.1cm" svg:height="1.1cm" svg:x="26.6cm" svg:y="12.602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26.6cm" svg:y="12.602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56cm" svg:y1="13.536cm" svg:x2="28.6cm" svg:y2="14.802cm">
          <text:p/>
        </draw:line>
        <draw:custom-shape draw:style-name="gr4" draw:text-style-name="P3" draw:layer="layout" svg:width="1.1cm" svg:height="1.1cm" svg:x="28.299cm" svg:y="14.703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.261cm" svg:y1="15.637cm" svg:x2="30.301cm" svg:y2="16.903cm">
          <text:p/>
        </draw:line>
        <draw:custom-shape draw:style-name="gr4" draw:text-style-name="P3" draw:layer="layout" svg:width="1.1cm" svg:height="1.1cm" svg:x="30cm" svg:y="16.804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64cm" svg:y1="15.636cm" svg:x2="17.6cm" svg:y2="16.902cm">
          <text:p/>
        </draw:line>
        <draw:custom-shape draw:style-name="gr2" draw:text-style-name="P3" draw:layer="layout" svg:width="1.1cm" svg:height="1.1cm" svg:x="16.801cm" svg:y="16.8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.1cm" svg:height="1.1cm" svg:x="18.502cm" svg:y="14.706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542cm" svg:y1="16.906cm" svg:x2="19.46cm" svg:y2="15.618cm">
          <text:p/>
        </draw:line>
        <draw:custom-shape draw:style-name="gr2" draw:text-style-name="P6" draw:layer="layout" svg:width="1.1cm" svg:height="1.1cm" svg:x="20.104cm" svg:y="16.808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086cm" svg:height="0.962cm" svg:x="23.536cm" svg:y="18.142cm">
          <draw:text-box>
            <text:p><text:span text:style-name="T1">д)</text:span></text:p>
          </draw:text-box>
        </draw:frame>
        <draw:line draw:style-name="gr6" draw:text-style-name="P1" draw:layer="layout" svg:x1="38.698cm" svg:y1="11.283cm" svg:x2="36.198cm" svg:y2="12.683cm">
          <text:p/>
        </draw:line>
        <draw:custom-shape draw:style-name="gr2" draw:text-style-name="P3" draw:layer="layout" svg:width="1.1cm" svg:height="1.1cm" svg:x="35.399cm" svg:y="12.58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cm" svg:height="1.1cm" svg:x="35.399cm" svg:y="12.584cm">
          <text:p text:style-name="P2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5.539cm" svg:y1="13.518cm" svg:x2="34.499cm" svg:y2="14.784cm">
          <text:p/>
        </draw:line>
        <draw:custom-shape draw:style-name="gr2" draw:text-style-name="P3" draw:layer="layout" svg:width="1.1cm" svg:height="1.1cm" svg:x="33.7cm" svg:y="14.685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7.439cm" svg:y1="14.784cm" svg:x2="36.357cm" svg:y2="13.496cm">
          <text:p/>
        </draw:line>
        <draw:custom-shape draw:style-name="gr2" draw:text-style-name="P3" draw:layer="layout" svg:width="1.1cm" svg:height="1.1cm" svg:x="37.001cm" svg:y="14.68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cm" svg:height="1.1cm" svg:x="38.598cm" svg:y="10.483cm">
          <text:p text:style-name="P2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601cm" svg:y1="11.284cm" svg:x2="42.101cm" svg:y2="12.684cm">
          <text:p/>
        </draw:line>
        <draw:custom-shape draw:style-name="gr4" draw:text-style-name="P3" draw:layer="layout" svg:width="1.1cm" svg:height="1.1cm" svg:x="41.8cm" svg:y="12.585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41.8cm" svg:y="12.585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2.76cm" svg:y1="13.519cm" svg:x2="43.8cm" svg:y2="14.785cm">
          <text:p/>
        </draw:line>
        <draw:custom-shape draw:style-name="gr4" draw:text-style-name="P3" draw:layer="layout" svg:width="1.1cm" svg:height="1.1cm" svg:x="43.499cm" svg:y="14.686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4.461cm" svg:y1="15.62cm" svg:x2="45.501cm" svg:y2="16.886cm">
          <text:p/>
        </draw:line>
        <draw:custom-shape draw:style-name="gr4" draw:text-style-name="P3" draw:layer="layout" svg:width="1.1cm" svg:height="1.1cm" svg:x="45.2cm" svg:y="16.787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3.84cm" svg:y1="15.619cm" svg:x2="32.8cm" svg:y2="16.885cm">
          <text:p/>
        </draw:line>
        <draw:custom-shape draw:style-name="gr2" draw:text-style-name="P3" draw:layer="layout" svg:width="1.1cm" svg:height="1.1cm" svg:x="32.001cm" svg:y="16.786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.1cm" svg:height="1.1cm" svg:x="33.702cm" svg:y="14.689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5.742cm" svg:y1="16.889cm" svg:x2="34.66cm" svg:y2="15.601cm">
          <text:p/>
        </draw:line>
        <draw:custom-shape draw:style-name="gr2" draw:text-style-name="P6" draw:layer="layout" svg:width="1.1cm" svg:height="1.1cm" svg:x="35.304cm" svg:y="16.791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065cm" svg:height="0.962cm" svg:x="38.736cm" svg:y="18.125cm">
          <draw:text-box>
            <text:p><text:span text:style-name="T1">е)</text:span></text:p>
          </draw:text-box>
        </draw:frame>
        <draw:line draw:style-name="gr3" draw:text-style-name="P1" draw:layer="layout" svg:x1="8.498cm" svg:y1="20.5cm" svg:x2="5.998cm" svg:y2="21.9cm">
          <text:p/>
        </draw:line>
        <draw:custom-shape draw:style-name="gr2" draw:text-style-name="P3" draw:layer="layout" svg:width="1.1cm" svg:height="1.1cm" svg:x="5.199cm" svg:y="21.8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cm" svg:height="1.1cm" svg:x="5.199cm" svg:y="21.801cm">
          <text:p text:style-name="P2"><text:span text:style-name="T2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339cm" svg:y1="22.735cm" svg:x2="4.299cm" svg:y2="24.001cm">
          <text:p/>
        </draw:line>
        <draw:custom-shape draw:style-name="gr2" draw:text-style-name="P3" draw:layer="layout" svg:width="1.1cm" svg:height="1.1cm" svg:x="3.5cm" svg:y="23.9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239cm" svg:y1="24.001cm" svg:x2="6.157cm" svg:y2="22.713cm">
          <text:p/>
        </draw:line>
        <draw:custom-shape draw:style-name="gr2" draw:text-style-name="P3" draw:layer="layout" svg:width="1.1cm" svg:height="1.1cm" svg:x="6.801cm" svg:y="23.9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.1cm" svg:height="1.1cm" svg:x="8.398cm" svg:y="19.7cm">
          <text:p text:style-name="P2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401cm" svg:y1="20.501cm" svg:x2="11.901cm" svg:y2="21.901cm">
          <text:p/>
        </draw:line>
        <draw:custom-shape draw:style-name="gr4" draw:text-style-name="P3" draw:layer="layout" svg:width="1.1cm" svg:height="1.1cm" svg:x="11.6cm" svg:y="21.802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11.6cm" svg:y="21.802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56cm" svg:y1="22.736cm" svg:x2="13.6cm" svg:y2="24.002cm">
          <text:p/>
        </draw:line>
        <draw:custom-shape draw:style-name="gr4" draw:text-style-name="P3" draw:layer="layout" svg:width="1.1cm" svg:height="1.1cm" svg:x="13.299cm" svg:y="23.903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261cm" svg:y1="24.837cm" svg:x2="15.301cm" svg:y2="26.103cm">
          <text:p/>
        </draw:line>
        <draw:custom-shape draw:style-name="gr4" draw:text-style-name="P3" draw:layer="layout" svg:width="1.1cm" svg:height="1.1cm" svg:x="15cm" svg:y="26.004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64cm" svg:y1="24.836cm" svg:x2="2.6cm" svg:y2="26.102cm">
          <text:p/>
        </draw:line>
        <draw:custom-shape draw:style-name="gr2" draw:text-style-name="P3" draw:layer="layout" svg:width="1.1cm" svg:height="1.1cm" svg:x="1.801cm" svg:y="26.003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3.502cm" svg:y="23.906cm">
          <text:p text:style-name="P2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542cm" svg:y1="26.106cm" svg:x2="4.46cm" svg:y2="24.818cm">
          <text:p/>
        </draw:line>
        <draw:custom-shape draw:style-name="gr2" draw:text-style-name="P6" draw:layer="layout" svg:width="1.1cm" svg:height="1.1cm" svg:x="5.104cm" svg:y="26.008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137cm" svg:height="0.962cm" svg:x="8.536cm" svg:y="27.342cm">
          <draw:text-box>
            <text:p><text:span text:style-name="T1">ж)</text:span></text:p>
          </draw:text-box>
        </draw:frame>
        <draw:line draw:style-name="gr3" draw:text-style-name="P1" draw:layer="layout" svg:x1="23.599cm" svg:y1="20.487cm" svg:x2="21.099cm" svg:y2="21.887cm">
          <text:p/>
        </draw:line>
        <draw:custom-shape draw:style-name="gr2" draw:text-style-name="P3" draw:layer="layout" svg:width="1.1cm" svg:height="1.1cm" svg:x="20.3cm" svg:y="21.78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.1cm" svg:height="1.1cm" svg:x="20.3cm" svg:y="21.788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44cm" svg:y1="22.722cm" svg:x2="19.4cm" svg:y2="23.988cm">
          <text:p/>
        </draw:line>
        <draw:custom-shape draw:style-name="gr2" draw:text-style-name="P3" draw:layer="layout" svg:width="1.1cm" svg:height="1.1cm" svg:x="18.601cm" svg:y="23.889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34cm" svg:y1="23.988cm" svg:x2="21.258cm" svg:y2="22.7cm">
          <text:p/>
        </draw:line>
        <draw:custom-shape draw:style-name="gr2" draw:text-style-name="P3" draw:layer="layout" svg:width="1.1cm" svg:height="1.1cm" svg:x="21.902cm" svg:y="23.8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.1cm" svg:height="1.1cm" svg:x="23.499cm" svg:y="19.687cm">
          <text:p text:style-name="P2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502cm" svg:y1="20.488cm" svg:x2="27.002cm" svg:y2="21.888cm">
          <text:p/>
        </draw:line>
        <draw:custom-shape draw:style-name="gr4" draw:text-style-name="P3" draw:layer="layout" svg:width="1.1cm" svg:height="1.1cm" svg:x="26.701cm" svg:y="21.789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26.701cm" svg:y="21.789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661cm" svg:y1="22.723cm" svg:x2="28.701cm" svg:y2="23.989cm">
          <text:p/>
        </draw:line>
        <draw:custom-shape draw:style-name="gr4" draw:text-style-name="P3" draw:layer="layout" svg:width="1.1cm" svg:height="1.1cm" svg:x="28.4cm" svg:y="23.89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.362cm" svg:y1="24.824cm" svg:x2="30.402cm" svg:y2="26.09cm">
          <text:p/>
        </draw:line>
        <draw:custom-shape draw:style-name="gr4" draw:text-style-name="P3" draw:layer="layout" svg:width="1.1cm" svg:height="1.1cm" svg:x="30.101cm" svg:y="25.991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741cm" svg:y1="24.823cm" svg:x2="17.701cm" svg:y2="26.089cm">
          <text:p/>
        </draw:line>
        <draw:custom-shape draw:style-name="gr2" draw:text-style-name="P3" draw:layer="layout" svg:width="1.1cm" svg:height="1.1cm" svg:x="16.902cm" svg:y="25.9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1cm" svg:height="1.1cm" svg:x="18.603cm" svg:y="23.893cm">
          <text:p text:style-name="P2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643cm" svg:y1="26.093cm" svg:x2="19.561cm" svg:y2="24.805cm">
          <text:p/>
        </draw:line>
        <draw:custom-shape draw:style-name="gr7" draw:text-style-name="P5" draw:layer="layout" svg:width="1.1cm" svg:height="1.1cm" svg:x="20.205cm" svg:y="25.995cm">
          <text:p text:style-name="P2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006cm" svg:height="0.962cm" svg:x="23.637cm" svg:y="27.329cm">
          <draw:text-box>
            <text:p><text:span text:style-name="T1">з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cm" fo:page-height="3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45:45.488000000</meta:creation-date>
    <dc:date>2022-02-22T17:11:27.131325699</dc:date>
    <meta:editing-duration>PT51M15S</meta:editing-duration>
    <meta:editing-cycles>41</meta:editing-cycles>
    <meta:generator>LibreOffice/6.4.7.2$Linux_X86_64 LibreOffice_project/40$Build-2</meta:generator>
    <meta:document-statistic meta:object-count="173"/>
  </office:meta>
</office:document-meta>
</file>